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0772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7945in"/>
    </style:style>
    <style:style style:name="co5" style:family="table-column">
      <style:table-column-properties fo:break-before="auto" style:column-width="0.8161in"/>
    </style:style>
    <style:style style:name="co6" style:family="table-column">
      <style:table-column-properties fo:break-before="auto" style:column-width="0.5874in"/>
    </style:style>
    <style:style style:name="co7" style:family="table-column">
      <style:table-column-properties fo:break-before="auto" style:column-width="0.4783in"/>
    </style:style>
    <style:style style:name="co8" style:family="table-column">
      <style:table-column-properties fo:break-before="auto" style:column-width="0.6965in"/>
    </style:style>
    <style:style style:name="co9" style:family="table-column">
      <style:table-column-properties fo:break-before="auto" style:column-width="0.522in"/>
    </style:style>
    <style:style style:name="co10" style:family="table-column">
      <style:table-column-properties fo:break-before="auto" style:column-width="0.772in"/>
    </style:style>
    <style:style style:name="co11" style:family="table-column">
      <style:table-column-properties fo:break-before="auto" style:column-width="1.0882in"/>
    </style:style>
    <style:style style:name="co13" style:family="table-column">
      <style:table-column-properties fo:break-before="auto" style:column-width="1.1098in"/>
    </style:style>
    <style:style style:name="co12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2516in"/>
    </style:style>
    <style:style style:name="ro3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 style:data-style-name="N100">
      <style:text-properties style:text-position="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2" table:number-columns-repeated="1009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Number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Num_PC</text:p>
          </table:table-cell>
          <table:table-cell table:style-name="ce1" office:value-type="string" calcext:value-type="string">
            <text:p>Num_mac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TVs</text:p>
          </table:table-cell>
          <table:table-cell table:style-name="ce1" office:value-type="string" calcext:value-type="string">
            <text:p>Projector</text:p>
          </table:table-cell>
          <table:table-cell table:style-name="ce1" office:value-type="string" calcext:value-type="string">
            <text:p>Printer</text:p>
          </table:table-cell>
          <table:table-cell table:style-name="ce1" office:value-type="string" calcext:value-type="string">
            <text:p>Whiteboard</text:p>
          </table:table-cell>
          <table:table-cell table:style-name="ce1" office:value-type="string" calcext:value-type="string">
            <text:p>Sound_equipment</text:p>
          </table:table-cell>
          <table:table-cell table:style-name="ce1" office:value-type="string" calcext:value-type="string">
            <text:p>Dual_monitors</text:p>
          </table:table-cell>
          <table:table-cell table:style-name="ce1" office:value-type="string" calcext:value-type="string">
            <text:p>Study_rooms</text:p>
          </table:table-cell>
          <table:table-cell table:style-name="ce1" office:value-type="string" calcext:value-type="string">
            <text:p>Scanner</text:p>
          </table:table-cell>
          <table:table-cell table:style-name="ce1" office:value-type="string" calcext:value-type="string">
            <text:p>Photo_equipment</text:p>
          </table:table-cell>
          <table:table-cell table:style-name="ce1" table:number-columns-repeated="1009"/>
        </table:table-row>
        <table:table-row table:style-name="ro2">
          <table:table-cell office:value-type="string" calcext:value-type="string">
            <text:p>Wick 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ck 1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CK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CK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ck 1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oyce 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yce 1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JOYC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CK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oyce 1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oyce 10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yce 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yce 2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yce 20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yce 20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yce 20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yce 20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yce 20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yce 20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yce 20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yce 20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yce 21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yce 2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yce 21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yce 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yce 30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yce 30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yce 30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yce 30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yce 30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yce 306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yce 307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yce 308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yce 309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yce 310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yce 31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yce 312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yce 313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JOY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oster 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OST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ST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oster 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FOST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STM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oster 104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FOST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ST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oster 20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FOS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ST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Foster 2<text:span text:style-name="T1">nd</text:span> Flo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OS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STM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C 308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MIC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IC 305/306</text:p>
          </table:table-cell>
          <table:table-cell office:value-type="string" calcext:value-type="string">
            <text:p>305/306</text:p>
          </table:table-cell>
          <table:table-cell office:value-type="string" calcext:value-type="string">
            <text:p>M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MIC 3<text:span text:style-name="T1">rd</text:span> Floor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IC 2<text:span text:style-name="T1">nd</text:span> Flo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MI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IC 1<text:span text:style-name="T1">st</text:span> Floo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IC Stan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C Groun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M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IC Kurzwei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IC Vista Roo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M 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CM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M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CM 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M 212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CCM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M 221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M 222</text:p>
          </table:table-cell>
          <table:table-cell office:value-type="string" calcext:value-type="string">
            <text:p>222</text:p>
          </table:table-cell>
          <table:table-cell office:value-type="string" calcext:value-type="string">
            <text:p>CC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M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M 224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CCM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M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M 232</text:p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M 233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M 305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M 424</text:p>
          </table:table-cell>
          <table:table-cell office:value-type="string" calcext:value-type="string">
            <text:p>424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M 426</text:p>
          </table:table-cell>
          <table:table-cell office:value-type="string" calcext:value-type="string">
            <text:p>426</text:p>
          </table:table-cell>
          <table:table-cell office:value-type="string" calcext:value-type="string">
            <text:p>CCM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CMM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M 434</text:p>
          </table:table-cell>
          <table:table-cell office:value-type="string" calcext:value-type="string">
            <text:p>434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M 436</text:p>
          </table:table-cell>
          <table:table-cell office:value-type="string" calcext:value-type="string">
            <text:p>436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M 442</text:p>
          </table:table-cell>
          <table:table-cell office:value-type="string" calcext:value-type="string">
            <text:p>442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M 444</text:p>
          </table:table-cell>
          <table:table-cell office:value-type="string" calcext:value-type="string">
            <text:p>444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est 10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ES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olidge 3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COO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Garden 1<text:span text:style-name="T1">st</text:span> Floo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A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arden 103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GAR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kiff 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SKFA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IF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kiff 102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SKF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IF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reland 012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GBTC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RELM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reland 014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GBTC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RELM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reland 015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GBTC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RELM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reland 017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GB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reland 112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GB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reland 114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GB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reland 117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B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reland 2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GB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reland 206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GB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reland 217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GB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reland Car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BT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ELC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udio Barn Lab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BAR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TZ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eeman 102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eeman 10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eeman 2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eeman 203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 style:data-style-name="N2" text:time-value="0000-00-00T18:18:05.5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 Caruso</meta:initial-creator>
    <meta:creation-date>2016-01-10T20:54:40.56</meta:creation-date>
    <dc:date>2016-02-10T18:16:45.652000000</dc:date>
    <meta:editing-duration>PT45M5S</meta:editing-duration>
    <meta:editing-cycles>6</meta:editing-cycles>
    <meta:generator>LibreOffice/4.1.4.2$Windows_x86 LibreOffice_project/0a0440ccc0227ad9829de5f46be37cfb6edcf72</meta:generator>
    <meta:document-statistic meta:table-count="3" meta:cell-count="627" meta:object-count="0"/>
  </office:meta>
</office:document-meta>
</file>